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5694718" calcext:value-type="float">
            <text:p>0.95694718</text:p>
          </table:table-cell>
          <table:table-cell office:value-type="float" office:value="0.00214006" calcext:value-type="float">
            <text:p>0.00214006</text:p>
          </table:table-cell>
          <table:table-cell office:value-type="float" office:value="0.01054889" calcext:value-type="float">
            <text:p>0.01054889</text:p>
          </table:table-cell>
          <table:table-cell office:value-type="float" office:value="0.03036386" calcext:value-type="float">
            <text:p>0.03036386</text:p>
          </table:table-cell>
          <table:table-cell office:value-type="float" office:value="0.01248392" calcext:value-type="float">
            <text:p>0.01248392</text:p>
          </table:table-cell>
          <table:table-cell office:value-type="float" office:value="0.92963683" calcext:value-type="float">
            <text:p>0.92963683</text:p>
          </table:table-cell>
          <table:table-cell office:value-type="float" office:value="0.000000000003202" calcext:value-type="float">
            <text:p>3.20E-12</text:p>
          </table:table-cell>
          <table:table-cell office:value-type="float" office:value="0.05787926" calcext:value-type="float">
            <text:p>0.05787926</text:p>
          </table:table-cell>
          <table:table-cell office:value-type="float" office:value="0.01357643" calcext:value-type="float">
            <text:p>0.01357643</text:p>
          </table:table-cell>
          <table:table-cell office:value-type="float" office:value="0.00000000004724" calcext:value-type="float">
            <text:p>4.72E-11</text:p>
          </table:table-cell>
          <table:table-cell office:value-type="float" office:value="0.89149885" calcext:value-type="float">
            <text:p>0.89149885</text:p>
          </table:table-cell>
          <table:table-cell office:value-type="float" office:value="0.09492472" calcext:value-type="float">
            <text:p>0.094924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5417011" calcext:value-type="float">
            <text:p>0.95417011</text:p>
          </table:table-cell>
          <table:table-cell office:value-type="float" office:value="0.0022116" calcext:value-type="float">
            <text:p>0.0022116</text:p>
          </table:table-cell>
          <table:table-cell office:value-type="float" office:value="0.01148187" calcext:value-type="float">
            <text:p>0.01148187</text:p>
          </table:table-cell>
          <table:table-cell office:value-type="float" office:value="0.03213642" calcext:value-type="float">
            <text:p>0.03213642</text:p>
          </table:table-cell>
          <table:table-cell office:value-type="float" office:value="0.0120335" calcext:value-type="float">
            <text:p>0.0120335</text:p>
          </table:table-cell>
          <table:table-cell office:value-type="float" office:value="0.92874674" calcext:value-type="float">
            <text:p>0.92874674</text:p>
          </table:table-cell>
          <table:table-cell office:value-type="float" office:value="0.00000000000337" calcext:value-type="float">
            <text:p>3.37E-12</text:p>
          </table:table-cell>
          <table:table-cell office:value-type="float" office:value="0.05921976" calcext:value-type="float">
            <text:p>0.05921976</text:p>
          </table:table-cell>
          <table:table-cell office:value-type="float" office:value="0.01248401" calcext:value-type="float">
            <text:p>0.01248401</text:p>
          </table:table-cell>
          <table:table-cell office:value-type="float" office:value="0.00000000004502" calcext:value-type="float">
            <text:p>4.50E-11</text:p>
          </table:table-cell>
          <table:table-cell office:value-type="float" office:value="0.8948649" calcext:value-type="float">
            <text:p>0.8948649</text:p>
          </table:table-cell>
          <table:table-cell office:value-type="float" office:value="0.09265108" calcext:value-type="float">
            <text:p>0.092651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5115411" calcext:value-type="float">
            <text:p>0.95115411</text:p>
          </table:table-cell>
          <table:table-cell office:value-type="float" office:value="0.00228412" calcext:value-type="float">
            <text:p>0.00228412</text:p>
          </table:table-cell>
          <table:table-cell office:value-type="float" office:value="0.01247168" calcext:value-type="float">
            <text:p>0.01247168</text:p>
          </table:table-cell>
          <table:table-cell office:value-type="float" office:value="0.03409009" calcext:value-type="float">
            <text:p>0.03409009</text:p>
          </table:table-cell>
          <table:table-cell office:value-type="float" office:value="0.01160085" calcext:value-type="float">
            <text:p>0.01160085</text:p>
          </table:table-cell>
          <table:table-cell office:value-type="float" office:value="0.92764584" calcext:value-type="float">
            <text:p>0.92764584</text:p>
          </table:table-cell>
          <table:table-cell office:value-type="float" office:value="0.00000000000354" calcext:value-type="float">
            <text:p>3.54E-12</text:p>
          </table:table-cell>
          <table:table-cell office:value-type="float" office:value="0.06075331" calcext:value-type="float">
            <text:p>0.06075331</text:p>
          </table:table-cell>
          <table:table-cell office:value-type="float" office:value="0.01149362" calcext:value-type="float">
            <text:p>0.01149362</text:p>
          </table:table-cell>
          <table:table-cell office:value-type="float" office:value="0.00000000004294" calcext:value-type="float">
            <text:p>4.29E-11</text:p>
          </table:table-cell>
          <table:table-cell office:value-type="float" office:value="0.89773298" calcext:value-type="float">
            <text:p>0.89773298</text:p>
          </table:table-cell>
          <table:table-cell office:value-type="float" office:value="0.0907734" calcext:value-type="float">
            <text:p>0.09077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78796" calcext:value-type="float">
            <text:p>0.9478796</text:p>
          </table:table-cell>
          <table:table-cell office:value-type="float" office:value="0.00235751" calcext:value-type="float">
            <text:p>0.00235751</text:p>
          </table:table-cell>
          <table:table-cell office:value-type="float" office:value="0.01351865" calcext:value-type="float">
            <text:p>0.01351865</text:p>
          </table:table-cell>
          <table:table-cell office:value-type="float" office:value="0.03624424" calcext:value-type="float">
            <text:p>0.03624424</text:p>
          </table:table-cell>
          <table:table-cell office:value-type="float" office:value="0.01118506" calcext:value-type="float">
            <text:p>0.01118506</text:p>
          </table:table-cell>
          <table:table-cell office:value-type="float" office:value="0.92632256" calcext:value-type="float">
            <text:p>0.92632256</text:p>
          </table:table-cell>
          <table:table-cell office:value-type="float" office:value="0.000000000003712" calcext:value-type="float">
            <text:p>3.71E-12</text:p>
          </table:table-cell>
          <table:table-cell office:value-type="float" office:value="0.06249238" calcext:value-type="float">
            <text:p>0.06249238</text:p>
          </table:table-cell>
          <table:table-cell office:value-type="float" office:value="0.0105952" calcext:value-type="float">
            <text:p>0.0105952</text:p>
          </table:table-cell>
          <table:table-cell office:value-type="float" office:value="0.000000000041" calcext:value-type="float">
            <text:p>4.10E-11</text:p>
          </table:table-cell>
          <table:table-cell office:value-type="float" office:value="0.90013184" calcext:value-type="float">
            <text:p>0.90013184</text:p>
          </table:table-cell>
          <table:table-cell office:value-type="float" office:value="0.08927295" calcext:value-type="float">
            <text:p>0.089272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4432509" calcext:value-type="float">
            <text:p>0.94432509</text:p>
          </table:table-cell>
          <table:table-cell office:value-type="float" office:value="0.00243163" calcext:value-type="float">
            <text:p>0.00243163</text:p>
          </table:table-cell>
          <table:table-cell office:value-type="float" office:value="0.01462268" calcext:value-type="float">
            <text:p>0.01462268</text:p>
          </table:table-cell>
          <table:table-cell office:value-type="float" office:value="0.03862059" calcext:value-type="float">
            <text:p>0.03862059</text:p>
          </table:table-cell>
          <table:table-cell office:value-type="float" office:value="0.01078527" calcext:value-type="float">
            <text:p>0.01078527</text:p>
          </table:table-cell>
          <table:table-cell office:value-type="float" office:value="0.92476351" calcext:value-type="float">
            <text:p>0.92476351</text:p>
          </table:table-cell>
          <table:table-cell office:value-type="float" office:value="0.000000000003886" calcext:value-type="float">
            <text:p>3.89E-12</text:p>
          </table:table-cell>
          <table:table-cell office:value-type="float" office:value="0.06445123" calcext:value-type="float">
            <text:p>0.06445123</text:p>
          </table:table-cell>
          <table:table-cell office:value-type="float" office:value="0.0097797" calcext:value-type="float">
            <text:p>0.0097797</text:p>
          </table:table-cell>
          <table:table-cell office:value-type="float" office:value="0.00000000003918" calcext:value-type="float">
            <text:p>3.92E-11</text:p>
          </table:table-cell>
          <table:table-cell office:value-type="float" office:value="0.90208545" calcext:value-type="float">
            <text:p>0.90208545</text:p>
          </table:table-cell>
          <table:table-cell office:value-type="float" office:value="0.08813485" calcext:value-type="float">
            <text:p>0.088134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046701" calcext:value-type="float">
            <text:p>0.94046701</text:p>
          </table:table-cell>
          <table:table-cell office:value-type="float" office:value="0.00250634" calcext:value-type="float">
            <text:p>0.00250634</text:p>
          </table:table-cell>
          <table:table-cell office:value-type="float" office:value="0.01578315" calcext:value-type="float">
            <text:p>0.01578315</text:p>
          </table:table-cell>
          <table:table-cell office:value-type="float" office:value="0.0412435" calcext:value-type="float">
            <text:p>0.0412435</text:p>
          </table:table-cell>
          <table:table-cell office:value-type="float" office:value="0.01040063" calcext:value-type="float">
            <text:p>0.01040063</text:p>
          </table:table-cell>
          <table:table-cell office:value-type="float" office:value="0.92295329" calcext:value-type="float">
            <text:p>0.92295329</text:p>
          </table:table-cell>
          <table:table-cell office:value-type="float" office:value="0.000000000004062" calcext:value-type="float">
            <text:p>4.06E-12</text:p>
          </table:table-cell>
          <table:table-cell office:value-type="float" office:value="0.06664608" calcext:value-type="float">
            <text:p>0.06664608</text:p>
          </table:table-cell>
          <table:table-cell office:value-type="float" office:value="0.00903891" calcext:value-type="float">
            <text:p>0.00903891</text:p>
          </table:table-cell>
          <table:table-cell office:value-type="float" office:value="0.00000000003748" calcext:value-type="float">
            <text:p>3.75E-11</text:p>
          </table:table-cell>
          <table:table-cell office:value-type="float" office:value="0.90361314" calcext:value-type="float">
            <text:p>0.90361314</text:p>
          </table:table-cell>
          <table:table-cell office:value-type="float" office:value="0.08734795" calcext:value-type="float">
            <text:p>0.087347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627943" calcext:value-type="float">
            <text:p>0.93627943</text:p>
          </table:table-cell>
          <table:table-cell office:value-type="float" office:value="0.00258146" calcext:value-type="float">
            <text:p>0.00258146</text:p>
          </table:table-cell>
          <table:table-cell office:value-type="float" office:value="0.01699883" calcext:value-type="float">
            <text:p>0.01699883</text:p>
          </table:table-cell>
          <table:table-cell office:value-type="float" office:value="0.04414027" calcext:value-type="float">
            <text:p>0.04414027</text:p>
          </table:table-cell>
          <table:table-cell office:value-type="float" office:value="0.01003034" calcext:value-type="float">
            <text:p>0.01003034</text:p>
          </table:table-cell>
          <table:table-cell office:value-type="float" office:value="0.92087439" calcext:value-type="float">
            <text:p>0.92087439</text:p>
          </table:table-cell>
          <table:table-cell office:value-type="float" office:value="0.000000000004238" calcext:value-type="float">
            <text:p>4.24E-12</text:p>
          </table:table-cell>
          <table:table-cell office:value-type="float" office:value="0.06909526" calcext:value-type="float">
            <text:p>0.06909526</text:p>
          </table:table-cell>
          <table:table-cell office:value-type="float" office:value="0.00836544" calcext:value-type="float">
            <text:p>0.00836544</text:p>
          </table:table-cell>
          <table:table-cell office:value-type="float" office:value="0.00000000003589" calcext:value-type="float">
            <text:p>3.59E-11</text:p>
          </table:table-cell>
          <table:table-cell office:value-type="float" office:value="0.90472987" calcext:value-type="float">
            <text:p>0.90472987</text:p>
          </table:table-cell>
          <table:table-cell office:value-type="float" office:value="0.08690468" calcext:value-type="float">
            <text:p>0.086904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3173382" calcext:value-type="float">
            <text:p>0.93173382</text:p>
          </table:table-cell>
          <table:table-cell office:value-type="float" office:value="0.00265682" calcext:value-type="float">
            <text:p>0.00265682</text:p>
          </table:table-cell>
          <table:table-cell office:value-type="float" office:value="0.01826787" calcext:value-type="float">
            <text:p>0.01826787</text:p>
          </table:table-cell>
          <table:table-cell office:value-type="float" office:value="0.04734149" calcext:value-type="float">
            <text:p>0.04734149</text:p>
          </table:table-cell>
          <table:table-cell office:value-type="float" office:value="0.00967362" calcext:value-type="float">
            <text:p>0.00967362</text:p>
          </table:table-cell>
          <table:table-cell office:value-type="float" office:value="0.91850694" calcext:value-type="float">
            <text:p>0.91850694</text:p>
          </table:table-cell>
          <table:table-cell office:value-type="float" office:value="0.000000000004414" calcext:value-type="float">
            <text:p>4.41E-12</text:p>
          </table:table-cell>
          <table:table-cell office:value-type="float" office:value="0.07181944" calcext:value-type="float">
            <text:p>0.07181944</text:p>
          </table:table-cell>
          <table:table-cell office:value-type="float" office:value="0.00775265" calcext:value-type="float">
            <text:p>0.00775265</text:p>
          </table:table-cell>
          <table:table-cell office:value-type="float" office:value="0.0000000000344" calcext:value-type="float">
            <text:p>3.44E-11</text:p>
          </table:table-cell>
          <table:table-cell office:value-type="float" office:value="0.90544631" calcext:value-type="float">
            <text:p>0.90544631</text:p>
          </table:table-cell>
          <table:table-cell office:value-type="float" office:value="0.08680104" calcext:value-type="float">
            <text:p>0.086801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2679874" calcext:value-type="float">
            <text:p>0.92679874</text:p>
          </table:table-cell>
          <table:table-cell office:value-type="float" office:value="0.00273217" calcext:value-type="float">
            <text:p>0.00273217</text:p>
          </table:table-cell>
          <table:table-cell office:value-type="float" office:value="0.01958769" calcext:value-type="float">
            <text:p>0.01958769</text:p>
          </table:table-cell>
          <table:table-cell office:value-type="float" office:value="0.0508814" calcext:value-type="float">
            <text:p>0.0508814</text:p>
          </table:table-cell>
          <table:table-cell office:value-type="float" office:value="0.0093297" calcext:value-type="float">
            <text:p>0.0093297</text:p>
          </table:table-cell>
          <table:table-cell office:value-type="float" office:value="0.91582853" calcext:value-type="float">
            <text:p>0.91582853</text:p>
          </table:table-cell>
          <table:table-cell office:value-type="float" office:value="0.000000000004589" calcext:value-type="float">
            <text:p>4.59E-12</text:p>
          </table:table-cell>
          <table:table-cell office:value-type="float" office:value="0.07484177" calcext:value-type="float">
            <text:p>0.07484177</text:p>
          </table:table-cell>
          <table:table-cell office:value-type="float" office:value="0.00719454" calcext:value-type="float">
            <text:p>0.00719454</text:p>
          </table:table-cell>
          <table:table-cell office:value-type="float" office:value="0.000000000033" calcext:value-type="float">
            <text:p>3.30E-11</text:p>
          </table:table-cell>
          <table:table-cell office:value-type="float" office:value="0.90576893" calcext:value-type="float">
            <text:p>0.90576893</text:p>
          </table:table-cell>
          <table:table-cell office:value-type="float" office:value="0.08703653" calcext:value-type="float">
            <text:p>0.087036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143954" calcext:value-type="float">
            <text:p>0.92143954</text:p>
          </table:table-cell>
          <table:table-cell office:value-type="float" office:value="0.00280729" calcext:value-type="float">
            <text:p>0.00280729</text:p>
          </table:table-cell>
          <table:table-cell office:value-type="float" office:value="0.02095488" calcext:value-type="float">
            <text:p>0.02095488</text:p>
          </table:table-cell>
          <table:table-cell office:value-type="float" office:value="0.05479829" calcext:value-type="float">
            <text:p>0.05479829</text:p>
          </table:table-cell>
          <table:table-cell office:value-type="float" office:value="0.00899784" calcext:value-type="float">
            <text:p>0.00899784</text:p>
          </table:table-cell>
          <table:table-cell office:value-type="float" office:value="0.91281398" calcext:value-type="float">
            <text:p>0.91281398</text:p>
          </table:table-cell>
          <table:table-cell office:value-type="float" office:value="0.000000000004762" calcext:value-type="float">
            <text:p>4.76E-12</text:p>
          </table:table-cell>
          <table:table-cell office:value-type="float" office:value="0.07818819" calcext:value-type="float">
            <text:p>0.07818819</text:p>
          </table:table-cell>
          <table:table-cell office:value-type="float" office:value="0.00668574" calcext:value-type="float">
            <text:p>0.00668574</text:p>
          </table:table-cell>
          <table:table-cell office:value-type="float" office:value="0.00000000003169" calcext:value-type="float">
            <text:p>3.17E-11</text:p>
          </table:table-cell>
          <table:table-cell office:value-type="float" office:value="0.90570009" calcext:value-type="float">
            <text:p>0.90570009</text:p>
          </table:table-cell>
          <table:table-cell office:value-type="float" office:value="0.08761417" calcext:value-type="float">
            <text:p>0.087614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1561801" calcext:value-type="float">
            <text:p>0.91561801</text:p>
          </table:table-cell>
          <table:table-cell office:value-type="float" office:value="0.00288188" calcext:value-type="float">
            <text:p>0.00288188</text:p>
          </table:table-cell>
          <table:table-cell office:value-type="float" office:value="0.02236519" calcext:value-type="float">
            <text:p>0.02236519</text:p>
          </table:table-cell>
          <table:table-cell office:value-type="float" office:value="0.05913492" calcext:value-type="float">
            <text:p>0.05913492</text:p>
          </table:table-cell>
          <table:table-cell office:value-type="float" office:value="0.00867732" calcext:value-type="float">
            <text:p>0.00867732</text:p>
          </table:table-cell>
          <table:table-cell office:value-type="float" office:value="0.90943507" calcext:value-type="float">
            <text:p>0.90943507</text:p>
          </table:table-cell>
          <table:table-cell office:value-type="float" office:value="0.000000000004932" calcext:value-type="float">
            <text:p>4.93E-12</text:p>
          </table:table-cell>
          <table:table-cell office:value-type="float" office:value="0.08188761" calcext:value-type="float">
            <text:p>0.08188761</text:p>
          </table:table-cell>
          <table:table-cell office:value-type="float" office:value="0.0062214" calcext:value-type="float">
            <text:p>0.0062214</text:p>
          </table:table-cell>
          <table:table-cell office:value-type="float" office:value="0.00000000003047" calcext:value-type="float">
            <text:p>3.05E-11</text:p>
          </table:table-cell>
          <table:table-cell office:value-type="float" office:value="0.905238" calcext:value-type="float">
            <text:p>0.905238</text:p>
          </table:table-cell>
          <table:table-cell office:value-type="float" office:value="0.0885406" calcext:value-type="float">
            <text:p>0.08854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0929204" calcext:value-type="float">
            <text:p>0.90929204</text:p>
          </table:table-cell>
          <table:table-cell office:value-type="float" office:value="0.00295564" calcext:value-type="float">
            <text:p>0.00295564</text:p>
          </table:table-cell>
          <table:table-cell office:value-type="float" office:value="0.02381335" calcext:value-type="float">
            <text:p>0.02381335</text:p>
          </table:table-cell>
          <table:table-cell office:value-type="float" office:value="0.06393897" calcext:value-type="float">
            <text:p>0.06393897</text:p>
          </table:table-cell>
          <table:table-cell office:value-type="float" office:value="0.00836745" calcext:value-type="float">
            <text:p>0.00836745</text:p>
          </table:table-cell>
          <table:table-cell office:value-type="float" office:value="0.90566033" calcext:value-type="float">
            <text:p>0.90566033</text:p>
          </table:table-cell>
          <table:table-cell office:value-type="float" office:value="0.000000000005099" calcext:value-type="float">
            <text:p>5.10E-12</text:p>
          </table:table-cell>
          <table:table-cell office:value-type="float" office:value="0.08597222" calcext:value-type="float">
            <text:p>0.08597222</text:p>
          </table:table-cell>
          <table:table-cell office:value-type="float" office:value="0.00579717" calcext:value-type="float">
            <text:p>0.00579717</text:p>
          </table:table-cell>
          <table:table-cell office:value-type="float" office:value="0.00000000002932" calcext:value-type="float">
            <text:p>2.93E-11</text:p>
          </table:table-cell>
          <table:table-cell office:value-type="float" office:value="0.9043767" calcext:value-type="float">
            <text:p>0.9043767</text:p>
          </table:table-cell>
          <table:table-cell office:value-type="float" office:value="0.08982614" calcext:value-type="float">
            <text:p>0.089826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0241527" calcext:value-type="float">
            <text:p>0.90241527</text:p>
          </table:table-cell>
          <table:table-cell office:value-type="float" office:value="0.00302821" calcext:value-type="float">
            <text:p>0.00302821</text:p>
          </table:table-cell>
          <table:table-cell office:value-type="float" office:value="0.02529306" calcext:value-type="float">
            <text:p>0.02529306</text:p>
          </table:table-cell>
          <table:table-cell office:value-type="float" office:value="0.06926346" calcext:value-type="float">
            <text:p>0.06926346</text:p>
          </table:table-cell>
          <table:table-cell office:value-type="float" office:value="0.00806754" calcext:value-type="float">
            <text:p>0.00806754</text:p>
          </table:table-cell>
          <table:table-cell office:value-type="float" office:value="0.90145474" calcext:value-type="float">
            <text:p>0.90145474</text:p>
          </table:table-cell>
          <table:table-cell office:value-type="float" office:value="0.000000000005262" calcext:value-type="float">
            <text:p>5.26E-12</text:p>
          </table:table-cell>
          <table:table-cell office:value-type="float" office:value="0.09047773" calcext:value-type="float">
            <text:p>0.09047773</text:p>
          </table:table-cell>
          <table:table-cell office:value-type="float" office:value="0.00540913" calcext:value-type="float">
            <text:p>0.00540913</text:p>
          </table:table-cell>
          <table:table-cell office:value-type="float" office:value="0.00000000002824" calcext:value-type="float">
            <text:p>2.82E-11</text:p>
          </table:table-cell>
          <table:table-cell office:value-type="float" office:value="0.90310593" calcext:value-type="float">
            <text:p>0.90310593</text:p>
          </table:table-cell>
          <table:table-cell office:value-type="float" office:value="0.09148494" calcext:value-type="float">
            <text:p>0.091484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949367" calcext:value-type="float">
            <text:p>0.8949367</text:p>
          </table:table-cell>
          <table:table-cell office:value-type="float" office:value="0.00309918" calcext:value-type="float">
            <text:p>0.00309918</text:p>
          </table:table-cell>
          <table:table-cell office:value-type="float" office:value="0.02679689" calcext:value-type="float">
            <text:p>0.02679689</text:p>
          </table:table-cell>
          <table:table-cell office:value-type="float" office:value="0.07516723" calcext:value-type="float">
            <text:p>0.07516723</text:p>
          </table:table-cell>
          <table:table-cell office:value-type="float" office:value="0.00777692" calcext:value-type="float">
            <text:p>0.00777692</text:p>
          </table:table-cell>
          <table:table-cell office:value-type="float" office:value="0.89677944" calcext:value-type="float">
            <text:p>0.89677944</text:p>
          </table:table-cell>
          <table:table-cell office:value-type="float" office:value="0.000000000005419" calcext:value-type="float">
            <text:p>5.42E-12</text:p>
          </table:table-cell>
          <table:table-cell office:value-type="float" office:value="0.09544364" calcext:value-type="float">
            <text:p>0.09544364</text:p>
          </table:table-cell>
          <table:table-cell office:value-type="float" office:value="0.00505376" calcext:value-type="float">
            <text:p>0.00505376</text:p>
          </table:table-cell>
          <table:table-cell office:value-type="float" office:value="0.00000000002723" calcext:value-type="float">
            <text:p>2.72E-11</text:p>
          </table:table-cell>
          <table:table-cell office:value-type="float" office:value="0.90141101" calcext:value-type="float">
            <text:p>0.90141101</text:p>
          </table:table-cell>
          <table:table-cell office:value-type="float" office:value="0.09353524" calcext:value-type="float">
            <text:p>0.093535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8680041" calcext:value-type="float">
            <text:p>0.88680041</text:p>
          </table:table-cell>
          <table:table-cell office:value-type="float" office:value="0.0031681" calcext:value-type="float">
            <text:p>0.0031681</text:p>
          </table:table-cell>
          <table:table-cell office:value-type="float" office:value="0.02831614" calcext:value-type="float">
            <text:p>0.02831614</text:p>
          </table:table-cell>
          <table:table-cell office:value-type="float" office:value="0.08171535" calcext:value-type="float">
            <text:p>0.08171535</text:p>
          </table:table-cell>
          <table:table-cell office:value-type="float" office:value="0.00749495" calcext:value-type="float">
            <text:p>0.00749495</text:p>
          </table:table-cell>
          <table:table-cell office:value-type="float" office:value="0.89159149" calcext:value-type="float">
            <text:p>0.89159149</text:p>
          </table:table-cell>
          <table:table-cell office:value-type="float" office:value="0.000000000005569" calcext:value-type="float">
            <text:p>5.57E-12</text:p>
          </table:table-cell>
          <table:table-cell office:value-type="float" office:value="0.10091356" calcext:value-type="float">
            <text:p>0.10091356</text:p>
          </table:table-cell>
          <table:table-cell office:value-type="float" office:value="0.00472788" calcext:value-type="float">
            <text:p>0.00472788</text:p>
          </table:table-cell>
          <table:table-cell office:value-type="float" office:value="0.00000000002628" calcext:value-type="float">
            <text:p>2.63E-11</text:p>
          </table:table-cell>
          <table:table-cell office:value-type="float" office:value="0.89927258" calcext:value-type="float">
            <text:p>0.89927258</text:p>
          </table:table-cell>
          <table:table-cell office:value-type="float" office:value="0.09599954" calcext:value-type="float">
            <text:p>0.095999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7794525" calcext:value-type="float">
            <text:p>0.87794525</text:p>
          </table:table-cell>
          <table:table-cell office:value-type="float" office:value="0.00323448" calcext:value-type="float">
            <text:p>0.00323448</text:p>
          </table:table-cell>
          <table:table-cell office:value-type="float" office:value="0.02984082" calcext:value-type="float">
            <text:p>0.02984082</text:p>
          </table:table-cell>
          <table:table-cell office:value-type="float" office:value="0.08897945" calcext:value-type="float">
            <text:p>0.08897945</text:p>
          </table:table-cell>
          <table:table-cell office:value-type="float" office:value="0.00722098" calcext:value-type="float">
            <text:p>0.00722098</text:p>
          </table:table-cell>
          <table:table-cell office:value-type="float" office:value="0.8858436" calcext:value-type="float">
            <text:p>0.8858436</text:p>
          </table:table-cell>
          <table:table-cell office:value-type="float" office:value="0.000000000005712" calcext:value-type="float">
            <text:p>5.71E-12</text:p>
          </table:table-cell>
          <table:table-cell office:value-type="float" office:value="0.10693542" calcext:value-type="float">
            <text:p>0.10693542</text:p>
          </table:table-cell>
          <table:table-cell office:value-type="float" office:value="0.00442865" calcext:value-type="float">
            <text:p>0.00442865</text:p>
          </table:table-cell>
          <table:table-cell office:value-type="float" office:value="0.00000000002539" calcext:value-type="float">
            <text:p>2.54E-11</text:p>
          </table:table-cell>
          <table:table-cell office:value-type="float" office:value="0.89666641" calcext:value-type="float">
            <text:p>0.89666641</text:p>
          </table:table-cell>
          <table:table-cell office:value-type="float" office:value="0.09890495" calcext:value-type="float">
            <text:p>0.098904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683047" calcext:value-type="float">
            <text:p>0.8683047</text:p>
          </table:table-cell>
          <table:table-cell office:value-type="float" office:value="0.00329774" calcext:value-type="float">
            <text:p>0.00329774</text:p>
          </table:table-cell>
          <table:table-cell office:value-type="float" office:value="0.03135955" calcext:value-type="float">
            <text:p>0.03135955</text:p>
          </table:table-cell>
          <table:table-cell office:value-type="float" office:value="0.09703801" calcext:value-type="float">
            <text:p>0.09703801</text:p>
          </table:table-cell>
          <table:table-cell office:value-type="float" office:value="0.00695439" calcext:value-type="float">
            <text:p>0.00695439</text:p>
          </table:table-cell>
          <table:table-cell office:value-type="float" office:value="0.87948388" calcext:value-type="float">
            <text:p>0.87948388</text:p>
          </table:table-cell>
          <table:table-cell office:value-type="float" office:value="0.000000000005845" calcext:value-type="float">
            <text:p>5.85E-12</text:p>
          </table:table-cell>
          <table:table-cell office:value-type="float" office:value="0.11356173" calcext:value-type="float">
            <text:p>0.11356173</text:p>
          </table:table-cell>
          <table:table-cell office:value-type="float" office:value="0.00415347" calcext:value-type="float">
            <text:p>0.00415347</text:p>
          </table:table-cell>
          <table:table-cell office:value-type="float" office:value="0.00000000002454" calcext:value-type="float">
            <text:p>2.45E-11</text:p>
          </table:table-cell>
          <table:table-cell office:value-type="float" office:value="0.89356304" calcext:value-type="float">
            <text:p>0.89356304</text:p>
          </table:table-cell>
          <table:table-cell office:value-type="float" office:value="0.10228349" calcext:value-type="float">
            <text:p>0.102283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5780674" calcext:value-type="float">
            <text:p>0.85780674</text:p>
          </table:table-cell>
          <table:table-cell office:value-type="float" office:value="0.00335727" calcext:value-type="float">
            <text:p>0.00335727</text:p>
          </table:table-cell>
          <table:table-cell office:value-type="float" office:value="0.03285946" calcext:value-type="float">
            <text:p>0.03285946</text:p>
          </table:table-cell>
          <table:table-cell office:value-type="float" office:value="0.10597653" calcext:value-type="float">
            <text:p>0.10597653</text:p>
          </table:table-cell>
          <table:table-cell office:value-type="float" office:value="0.00669457" calcext:value-type="float">
            <text:p>0.00669457</text:p>
          </table:table-cell>
          <table:table-cell office:value-type="float" office:value="0.87245569" calcext:value-type="float">
            <text:p>0.87245569</text:p>
          </table:table-cell>
          <table:table-cell office:value-type="float" office:value="0.000000000005968" calcext:value-type="float">
            <text:p>5.97E-12</text:p>
          </table:table-cell>
          <table:table-cell office:value-type="float" office:value="0.12084974" calcext:value-type="float">
            <text:p>0.12084974</text:p>
          </table:table-cell>
          <table:table-cell office:value-type="float" office:value="0.00390002" calcext:value-type="float">
            <text:p>0.00390002</text:p>
          </table:table-cell>
          <table:table-cell office:value-type="float" office:value="0.00000000002375" calcext:value-type="float">
            <text:p>2.38E-11</text:p>
          </table:table-cell>
          <table:table-cell office:value-type="float" office:value="0.88992746" calcext:value-type="float">
            <text:p>0.88992746</text:p>
          </table:table-cell>
          <table:table-cell office:value-type="float" office:value="0.10617251" calcext:value-type="float">
            <text:p>0.106172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4637407" calcext:value-type="float">
            <text:p>0.84637407</text:p>
          </table:table-cell>
          <table:table-cell office:value-type="float" office:value="0.00341237" calcext:value-type="float">
            <text:p>0.00341237</text:p>
          </table:table-cell>
          <table:table-cell office:value-type="float" office:value="0.0343262" calcext:value-type="float">
            <text:p>0.0343262</text:p>
          </table:table-cell>
          <table:table-cell office:value-type="float" office:value="0.11588736" calcext:value-type="float">
            <text:p>0.11588736</text:p>
          </table:table-cell>
          <table:table-cell office:value-type="float" office:value="0.0064409" calcext:value-type="float">
            <text:p>0.0064409</text:p>
          </table:table-cell>
          <table:table-cell office:value-type="float" office:value="0.86469752" calcext:value-type="float">
            <text:p>0.86469752</text:p>
          </table:table-cell>
          <table:table-cell office:value-type="float" office:value="0.000000000006079" calcext:value-type="float">
            <text:p>6.08E-12</text:p>
          </table:table-cell>
          <table:table-cell office:value-type="float" office:value="0.12886157" calcext:value-type="float">
            <text:p>0.12886157</text:p>
          </table:table-cell>
          <table:table-cell office:value-type="float" office:value="0.0036662" calcext:value-type="float">
            <text:p>0.0036662</text:p>
          </table:table-cell>
          <table:table-cell office:value-type="float" office:value="0.000000000023" calcext:value-type="float">
            <text:p>2.30E-11</text:p>
          </table:table-cell>
          <table:table-cell office:value-type="float" office:value="0.88571871" calcext:value-type="float">
            <text:p>0.88571871</text:p>
          </table:table-cell>
          <table:table-cell office:value-type="float" office:value="0.11061509" calcext:value-type="float">
            <text:p>0.110615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392446" calcext:value-type="float">
            <text:p>0.83392446</text:p>
          </table:table-cell>
          <table:table-cell office:value-type="float" office:value="0.00346227" calcext:value-type="float">
            <text:p>0.00346227</text:p>
          </table:table-cell>
          <table:table-cell office:value-type="float" office:value="0.03574387" calcext:value-type="float">
            <text:p>0.03574387</text:p>
          </table:table-cell>
          <table:table-cell office:value-type="float" office:value="0.1268694" calcext:value-type="float">
            <text:p>0.1268694</text:p>
          </table:table-cell>
          <table:table-cell office:value-type="float" office:value="0.00619281" calcext:value-type="float">
            <text:p>0.00619281</text:p>
          </table:table-cell>
          <table:table-cell office:value-type="float" office:value="0.85614298" calcext:value-type="float">
            <text:p>0.85614298</text:p>
          </table:table-cell>
          <table:table-cell office:value-type="float" office:value="0.000000000006177" calcext:value-type="float">
            <text:p>6.18E-12</text:p>
          </table:table-cell>
          <table:table-cell office:value-type="float" office:value="0.13766421" calcext:value-type="float">
            <text:p>0.13766421</text:p>
          </table:table-cell>
          <table:table-cell office:value-type="float" office:value="0.00345009" calcext:value-type="float">
            <text:p>0.00345009</text:p>
          </table:table-cell>
          <table:table-cell office:value-type="float" office:value="0.00000000002229" calcext:value-type="float">
            <text:p>2.23E-11</text:p>
          </table:table-cell>
          <table:table-cell office:value-type="float" office:value="0.88088945" calcext:value-type="float">
            <text:p>0.88088945</text:p>
          </table:table-cell>
          <table:table-cell office:value-type="float" office:value="0.11566047" calcext:value-type="float">
            <text:p>0.115660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2037147" calcext:value-type="float">
            <text:p>0.82037147</text:p>
          </table:table-cell>
          <table:table-cell office:value-type="float" office:value="0.00350615" calcext:value-type="float">
            <text:p>0.00350615</text:p>
          </table:table-cell>
          <table:table-cell office:value-type="float" office:value="0.03709505" calcext:value-type="float">
            <text:p>0.03709505</text:p>
          </table:table-cell>
          <table:table-cell office:value-type="float" office:value="0.13902733" calcext:value-type="float">
            <text:p>0.13902733</text:p>
          </table:table-cell>
          <table:table-cell office:value-type="float" office:value="0.00594972" calcext:value-type="float">
            <text:p>0.00594972</text:p>
          </table:table-cell>
          <table:table-cell office:value-type="float" office:value="0.84672094" calcext:value-type="float">
            <text:p>0.84672094</text:p>
          </table:table-cell>
          <table:table-cell office:value-type="float" office:value="0.000000000006261" calcext:value-type="float">
            <text:p>6.26E-12</text:p>
          </table:table-cell>
          <table:table-cell office:value-type="float" office:value="0.14732934" calcext:value-type="float">
            <text:p>0.14732934</text:p>
          </table:table-cell>
          <table:table-cell office:value-type="float" office:value="0.00324996" calcext:value-type="float">
            <text:p>0.00324996</text:p>
          </table:table-cell>
          <table:table-cell office:value-type="float" office:value="0.00000000002161" calcext:value-type="float">
            <text:p>2.16E-11</text:p>
          </table:table-cell>
          <table:table-cell office:value-type="float" office:value="0.87538551" calcext:value-type="float">
            <text:p>0.87538551</text:p>
          </table:table-cell>
          <table:table-cell office:value-type="float" office:value="0.12136453" calcext:value-type="float">
            <text:p>0.121364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0562569" calcext:value-type="float">
            <text:p>0.80562569</text:p>
          </table:table-cell>
          <table:table-cell office:value-type="float" office:value="0.00354309" calcext:value-type="float">
            <text:p>0.00354309</text:p>
          </table:table-cell>
          <table:table-cell office:value-type="float" office:value="0.03836086" calcext:value-type="float">
            <text:p>0.03836086</text:p>
          </table:table-cell>
          <table:table-cell office:value-type="float" office:value="0.15247035" calcext:value-type="float">
            <text:p>0.15247035</text:p>
          </table:table-cell>
          <table:table-cell office:value-type="float" office:value="0.00571108" calcext:value-type="float">
            <text:p>0.00571108</text:p>
          </table:table-cell>
          <table:table-cell office:value-type="float" office:value="0.83635591" calcext:value-type="float">
            <text:p>0.83635591</text:p>
          </table:table-cell>
          <table:table-cell office:value-type="float" office:value="0.000000000006328" calcext:value-type="float">
            <text:p>6.33E-12</text:p>
          </table:table-cell>
          <table:table-cell office:value-type="float" office:value="0.15793301" calcext:value-type="float">
            <text:p>0.15793301</text:p>
          </table:table-cell>
          <table:table-cell office:value-type="float" office:value="0.00306423" calcext:value-type="float">
            <text:p>0.00306423</text:p>
          </table:table-cell>
          <table:table-cell office:value-type="float" office:value="0.00000000002097" calcext:value-type="float">
            <text:p>2.10E-11</text:p>
          </table:table-cell>
          <table:table-cell office:value-type="float" office:value="0.86914552" calcext:value-type="float">
            <text:p>0.86914552</text:p>
          </table:table-cell>
          <table:table-cell office:value-type="float" office:value="0.12779025" calcext:value-type="float">
            <text:p>0.127790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8959644" calcext:value-type="float">
            <text:p>0.78959644</text:p>
          </table:table-cell>
          <table:table-cell office:value-type="float" office:value="0.00357214" calcext:value-type="float">
            <text:p>0.00357214</text:p>
          </table:table-cell>
          <table:table-cell office:value-type="float" office:value="0.0395211" calcext:value-type="float">
            <text:p>0.0395211</text:p>
          </table:table-cell>
          <table:table-cell office:value-type="float" office:value="0.16731032" calcext:value-type="float">
            <text:p>0.16731032</text:p>
          </table:table-cell>
          <table:table-cell office:value-type="float" office:value="0.00547634" calcext:value-type="float">
            <text:p>0.00547634</text:p>
          </table:table-cell>
          <table:table-cell office:value-type="float" office:value="0.82496861" calcext:value-type="float">
            <text:p>0.82496861</text:p>
          </table:table-cell>
          <table:table-cell office:value-type="float" office:value="0.000000000006379" calcext:value-type="float">
            <text:p>6.38E-12</text:p>
          </table:table-cell>
          <table:table-cell office:value-type="float" office:value="0.16955505" calcext:value-type="float">
            <text:p>0.16955505</text:p>
          </table:table-cell>
          <table:table-cell office:value-type="float" office:value="0.00289146" calcext:value-type="float">
            <text:p>0.00289146</text:p>
          </table:table-cell>
          <table:table-cell office:value-type="float" office:value="0.00000000002035" calcext:value-type="float">
            <text:p>2.04E-11</text:p>
          </table:table-cell>
          <table:table-cell office:value-type="float" office:value="0.86210044" calcext:value-type="float">
            <text:p>0.86210044</text:p>
          </table:table-cell>
          <table:table-cell office:value-type="float" office:value="0.1350081" calcext:value-type="float">
            <text:p>0.13500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7219419" calcext:value-type="float">
            <text:p>0.77219419</text:p>
          </table:table-cell>
          <table:table-cell office:value-type="float" office:value="0.00359226" calcext:value-type="float">
            <text:p>0.00359226</text:p>
          </table:table-cell>
          <table:table-cell office:value-type="float" office:value="0.04055441" calcext:value-type="float">
            <text:p>0.04055441</text:p>
          </table:table-cell>
          <table:table-cell office:value-type="float" office:value="0.18365913" calcext:value-type="float">
            <text:p>0.18365913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8124769" calcext:value-type="float">
            <text:p>0.8124769</text:p>
          </table:table-cell>
          <table:table-cell office:value-type="float" office:value="0.00000000000641" calcext:value-type="float">
            <text:p>6.41E-12</text:p>
          </table:table-cell>
          <table:table-cell office:value-type="float" office:value="0.1822781" calcext:value-type="float">
            <text:p>0.1822781</text:p>
          </table:table-cell>
          <table:table-cell office:value-type="float" office:value="0.00273035" calcext:value-type="float">
            <text:p>0.00273035</text:p>
          </table:table-cell>
          <table:table-cell office:value-type="float" office:value="0.00000000001976" calcext:value-type="float">
            <text:p>1.98E-11</text:p>
          </table:table-cell>
          <table:table-cell office:value-type="float" office:value="0.85417329" calcext:value-type="float">
            <text:p>0.85417329</text:p>
          </table:table-cell>
          <table:table-cell office:value-type="float" office:value="0.14309636" calcext:value-type="float">
            <text:p>0.143096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5333371" calcext:value-type="float">
            <text:p>0.75333371</text:p>
          </table:table-cell>
          <table:table-cell office:value-type="float" office:value="0.0036024" calcext:value-type="float">
            <text:p>0.0036024</text:p>
          </table:table-cell>
          <table:table-cell office:value-type="float" office:value="0.04143868" calcext:value-type="float">
            <text:p>0.04143868</text:p>
          </table:table-cell>
          <table:table-cell office:value-type="float" office:value="0.20162521" calcext:value-type="float">
            <text:p>0.20162521</text:p>
          </table:table-cell>
          <table:table-cell office:value-type="float" office:value="0.00501659" calcext:value-type="float">
            <text:p>0.00501659</text:p>
          </table:table-cell>
          <table:table-cell office:value-type="float" office:value="0.79879708" calcext:value-type="float">
            <text:p>0.79879708</text:p>
          </table:table-cell>
          <table:table-cell office:value-type="float" office:value="0.000000000006422" calcext:value-type="float">
            <text:p>6.42E-12</text:p>
          </table:table-cell>
          <table:table-cell office:value-type="float" office:value="0.19618633" calcext:value-type="float">
            <text:p>0.19618633</text:p>
          </table:table-cell>
          <table:table-cell office:value-type="float" office:value="0.00257968" calcext:value-type="float">
            <text:p>0.00257968</text:p>
          </table:table-cell>
          <table:table-cell office:value-type="float" office:value="0.00000000001919" calcext:value-type="float">
            <text:p>1.92E-11</text:p>
          </table:table-cell>
          <table:table-cell office:value-type="float" office:value="0.84527899" calcext:value-type="float">
            <text:p>0.84527899</text:p>
          </table:table-cell>
          <table:table-cell office:value-type="float" office:value="0.15214134" calcext:value-type="float">
            <text:p>0.15214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293812" calcext:value-type="float">
            <text:p>0.73293812</text:p>
          </table:table-cell>
          <table:table-cell office:value-type="float" office:value="0.00360146" calcext:value-type="float">
            <text:p>0.00360146</text:p>
          </table:table-cell>
          <table:table-cell office:value-type="float" office:value="0.04215138" calcext:value-type="float">
            <text:p>0.04215138</text:p>
          </table:table-cell>
          <table:table-cell office:value-type="float" office:value="0.22130905" calcext:value-type="float">
            <text:p>0.22130905</text:p>
          </table:table-cell>
          <table:table-cell office:value-type="float" office:value="0.00479066" calcext:value-type="float">
            <text:p>0.00479066</text:p>
          </table:table-cell>
          <table:table-cell office:value-type="float" office:value="0.78384568" calcext:value-type="float">
            <text:p>0.78384568</text:p>
          </table:table-cell>
          <table:table-cell office:value-type="float" office:value="0.000000000006411" calcext:value-type="float">
            <text:p>6.41E-12</text:p>
          </table:table-cell>
          <table:table-cell office:value-type="float" office:value="0.21136366" calcext:value-type="float">
            <text:p>0.21136366</text:p>
          </table:table-cell>
          <table:table-cell office:value-type="float" office:value="0.00243834" calcext:value-type="float">
            <text:p>0.00243834</text:p>
          </table:table-cell>
          <table:table-cell office:value-type="float" office:value="0.00000000001864" calcext:value-type="float">
            <text:p>1.86E-11</text:p>
          </table:table-cell>
          <table:table-cell office:value-type="float" office:value="0.83532434" calcext:value-type="float">
            <text:p>0.83532434</text:p>
          </table:table-cell>
          <table:table-cell office:value-type="float" office:value="0.16223732" calcext:value-type="float">
            <text:p>0.162237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1094374" calcext:value-type="float">
            <text:p>0.71094374</text:p>
          </table:table-cell>
          <table:table-cell office:value-type="float" office:value="0.00358837" calcext:value-type="float">
            <text:p>0.00358837</text:p>
          </table:table-cell>
          <table:table-cell office:value-type="float" office:value="0.0426702" calcext:value-type="float">
            <text:p>0.0426702</text:p>
          </table:table-cell>
          <table:table-cell office:value-type="float" office:value="0.24279768" calcext:value-type="float">
            <text:p>0.24279768</text:p>
          </table:table-cell>
          <table:table-cell office:value-type="float" office:value="0.00456684" calcext:value-type="float">
            <text:p>0.00456684</text:p>
          </table:table-cell>
          <table:table-cell office:value-type="float" office:value="0.76754178" calcext:value-type="float">
            <text:p>0.76754178</text:p>
          </table:table-cell>
          <table:table-cell office:value-type="float" office:value="0.000000000006378" calcext:value-type="float">
            <text:p>6.38E-12</text:p>
          </table:table-cell>
          <table:table-cell office:value-type="float" office:value="0.22789138" calcext:value-type="float">
            <text:p>0.22789138</text:p>
          </table:table-cell>
          <table:table-cell office:value-type="float" office:value="0.00230532" calcext:value-type="float">
            <text:p>0.00230532</text:p>
          </table:table-cell>
          <table:table-cell office:value-type="float" office:value="0.0000000000181" calcext:value-type="float">
            <text:p>1.81E-11</text:p>
          </table:table-cell>
          <table:table-cell office:value-type="float" office:value="0.82420843" calcext:value-type="float">
            <text:p>0.82420843</text:p>
          </table:table-cell>
          <table:table-cell office:value-type="float" office:value="0.17348625" calcext:value-type="float">
            <text:p>0.173486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8730592" calcext:value-type="float">
            <text:p>0.68730592</text:p>
          </table:table-cell>
          <table:table-cell office:value-type="float" office:value="0.00356212" calcext:value-type="float">
            <text:p>0.00356212</text:p>
          </table:table-cell>
          <table:table-cell office:value-type="float" office:value="0.04297379" calcext:value-type="float">
            <text:p>0.04297379</text:p>
          </table:table-cell>
          <table:table-cell office:value-type="float" office:value="0.26615817" calcext:value-type="float">
            <text:p>0.26615817</text:p>
          </table:table-cell>
          <table:table-cell office:value-type="float" office:value="0.00434479" calcext:value-type="float">
            <text:p>0.00434479</text:p>
          </table:table-cell>
          <table:table-cell office:value-type="float" office:value="0.74980994" calcext:value-type="float">
            <text:p>0.74980994</text:p>
          </table:table-cell>
          <table:table-cell office:value-type="float" office:value="0.000000000006322" calcext:value-type="float">
            <text:p>6.32E-12</text:p>
          </table:table-cell>
          <table:table-cell office:value-type="float" office:value="0.24584527" calcext:value-type="float">
            <text:p>0.24584527</text:p>
          </table:table-cell>
          <table:table-cell office:value-type="float" office:value="0.00217967" calcext:value-type="float">
            <text:p>0.00217967</text:p>
          </table:table-cell>
          <table:table-cell office:value-type="float" office:value="0.00000000001758" calcext:value-type="float">
            <text:p>1.76E-11</text:p>
          </table:table-cell>
          <table:table-cell office:value-type="float" office:value="0.81182336" calcext:value-type="float">
            <text:p>0.81182336</text:p>
          </table:table-cell>
          <table:table-cell office:value-type="float" office:value="0.18599696" calcext:value-type="float">
            <text:p>0.185996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20054" calcext:value-type="float">
            <text:p>0.6620054</text:p>
          </table:table-cell>
          <table:table-cell office:value-type="float" office:value="0.00352176" calcext:value-type="float">
            <text:p>0.00352176</text:p>
          </table:table-cell>
          <table:table-cell office:value-type="float" office:value="0.04304258" calcext:value-type="float">
            <text:p>0.04304258</text:p>
          </table:table-cell>
          <table:table-cell office:value-type="float" office:value="0.29143026" calcext:value-type="float">
            <text:p>0.29143026</text:p>
          </table:table-cell>
          <table:table-cell office:value-type="float" office:value="0.00412428" calcext:value-type="float">
            <text:p>0.00412428</text:p>
          </table:table-cell>
          <table:table-cell office:value-type="float" office:value="0.73058375" calcext:value-type="float">
            <text:p>0.73058375</text:p>
          </table:table-cell>
          <table:table-cell office:value-type="float" office:value="0.00000000000624" calcext:value-type="float">
            <text:p>6.24E-12</text:p>
          </table:table-cell>
          <table:table-cell office:value-type="float" office:value="0.26529197" calcext:value-type="float">
            <text:p>0.26529197</text:p>
          </table:table-cell>
          <table:table-cell office:value-type="float" office:value="0.00206053" calcext:value-type="float">
            <text:p>0.00206053</text:p>
          </table:table-cell>
          <table:table-cell office:value-type="float" office:value="0.00000000001706" calcext:value-type="float">
            <text:p>1.71E-11</text:p>
          </table:table-cell>
          <table:table-cell office:value-type="float" office:value="0.79805562" calcext:value-type="float">
            <text:p>0.79805562</text:p>
          </table:table-cell>
          <table:table-cell office:value-type="float" office:value="0.19988384" calcext:value-type="float">
            <text:p>0.199883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3505516" calcext:value-type="float">
            <text:p>0.63505516</text:p>
          </table:table-cell>
          <table:table-cell office:value-type="float" office:value="0.00346652" calcext:value-type="float">
            <text:p>0.00346652</text:p>
          </table:table-cell>
          <table:table-cell office:value-type="float" office:value="0.04285984" calcext:value-type="float">
            <text:p>0.04285984</text:p>
          </table:table-cell>
          <table:table-cell office:value-type="float" office:value="0.31861849" calcext:value-type="float">
            <text:p>0.31861849</text:p>
          </table:table-cell>
          <table:table-cell office:value-type="float" office:value="0.00390513" calcext:value-type="float">
            <text:p>0.00390513</text:p>
          </table:table-cell>
          <table:table-cell office:value-type="float" office:value="0.70981004" calcext:value-type="float">
            <text:p>0.70981004</text:p>
          </table:table-cell>
          <table:table-cell office:value-type="float" office:value="0.000000000006133" calcext:value-type="float">
            <text:p>6.13E-12</text:p>
          </table:table-cell>
          <table:table-cell office:value-type="float" office:value="0.28628483" calcext:value-type="float">
            <text:p>0.28628483</text:p>
          </table:table-cell>
          <table:table-cell office:value-type="float" office:value="0.0019471" calcext:value-type="float">
            <text:p>0.0019471</text:p>
          </table:table-cell>
          <table:table-cell office:value-type="float" office:value="0.00000000001654" calcext:value-type="float">
            <text:p>1.65E-11</text:p>
          </table:table-cell>
          <table:table-cell office:value-type="float" office:value="0.78278815" calcext:value-type="float">
            <text:p>0.78278815</text:p>
          </table:table-cell>
          <table:table-cell office:value-type="float" office:value="0.21526474" calcext:value-type="float">
            <text:p>0.215264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0650725" calcext:value-type="float">
            <text:p>0.60650725</text:p>
          </table:table-cell>
          <table:table-cell office:value-type="float" office:value="0.00339584" calcext:value-type="float">
            <text:p>0.00339584</text:p>
          </table:table-cell>
          <table:table-cell office:value-type="float" office:value="0.04241275" calcext:value-type="float">
            <text:p>0.04241275</text:p>
          </table:table-cell>
          <table:table-cell office:value-type="float" office:value="0.34768417" calcext:value-type="float">
            <text:p>0.34768417</text:p>
          </table:table-cell>
          <table:table-cell office:value-type="float" office:value="0.0036873" calcext:value-type="float">
            <text:p>0.0036873</text:p>
          </table:table-cell>
          <table:table-cell office:value-type="float" office:value="0.68745363" calcext:value-type="float">
            <text:p>0.68745363</text:p>
          </table:table-cell>
          <table:table-cell office:value-type="float" office:value="0.000000000006" calcext:value-type="float">
            <text:p>6.00E-12</text:p>
          </table:table-cell>
          <table:table-cell office:value-type="float" office:value="0.30885907" calcext:value-type="float">
            <text:p>0.30885907</text:p>
          </table:table-cell>
          <table:table-cell office:value-type="float" office:value="0.00183864" calcext:value-type="float">
            <text:p>0.00183864</text:p>
          </table:table-cell>
          <table:table-cell office:value-type="float" office:value="0.00000000001602" calcext:value-type="float">
            <text:p>1.60E-11</text:p>
          </table:table-cell>
          <table:table-cell office:value-type="float" office:value="0.76590336" calcext:value-type="float">
            <text:p>0.76590336</text:p>
          </table:table-cell>
          <table:table-cell office:value-type="float" office:value="0.232258" calcext:value-type="float">
            <text:p>0.2322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7645887" calcext:value-type="float">
            <text:p>0.57645887</text:p>
          </table:table-cell>
          <table:table-cell office:value-type="float" office:value="0.00330942" calcext:value-type="float">
            <text:p>0.00330942</text:p>
          </table:table-cell>
          <table:table-cell office:value-type="float" office:value="0.04169358" calcext:value-type="float">
            <text:p>0.04169358</text:p>
          </table:table-cell>
          <table:table-cell office:value-type="float" office:value="0.37853813" calcext:value-type="float">
            <text:p>0.37853813</text:p>
          </table:table-cell>
          <table:table-cell office:value-type="float" office:value="0.00347084" calcext:value-type="float">
            <text:p>0.00347084</text:p>
          </table:table-cell>
          <table:table-cell office:value-type="float" office:value="0.66350255" calcext:value-type="float">
            <text:p>0.66350255</text:p>
          </table:table-cell>
          <table:table-cell office:value-type="float" office:value="0.000000000005842" calcext:value-type="float">
            <text:p>5.84E-12</text:p>
          </table:table-cell>
          <table:table-cell office:value-type="float" office:value="0.33302661" calcext:value-type="float">
            <text:p>0.33302661</text:p>
          </table:table-cell>
          <table:table-cell office:value-type="float" office:value="0.00173448" calcext:value-type="float">
            <text:p>0.00173448</text:p>
          </table:table-cell>
          <table:table-cell office:value-type="float" office:value="0.00000000001549" calcext:value-type="float">
            <text:p>1.55E-11</text:p>
          </table:table-cell>
          <table:table-cell office:value-type="float" office:value="0.74728719" calcext:value-type="float">
            <text:p>0.74728719</text:p>
          </table:table-cell>
          <table:table-cell office:value-type="float" office:value="0.25097832" calcext:value-type="float">
            <text:p>0.25097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505707" calcext:value-type="float">
            <text:p>0.54505707</text:p>
          </table:table-cell>
          <table:table-cell office:value-type="float" office:value="0.00320733" calcext:value-type="float">
            <text:p>0.00320733</text:p>
          </table:table-cell>
          <table:table-cell office:value-type="float" office:value="0.04070074" calcext:value-type="float">
            <text:p>0.04070074</text:p>
          </table:table-cell>
          <table:table-cell office:value-type="float" office:value="0.41103487" calcext:value-type="float">
            <text:p>0.41103487</text:p>
          </table:table-cell>
          <table:table-cell office:value-type="float" office:value="0.00325595" calcext:value-type="float">
            <text:p>0.00325595</text:p>
          </table:table-cell>
          <table:table-cell office:value-type="float" office:value="0.63797337" calcext:value-type="float">
            <text:p>0.63797337</text:p>
          </table:table-cell>
          <table:table-cell office:value-type="float" office:value="0.000000000005658" calcext:value-type="float">
            <text:p>5.66E-12</text:p>
          </table:table-cell>
          <table:table-cell office:value-type="float" office:value="0.35877069" calcext:value-type="float">
            <text:p>0.35877069</text:p>
          </table:table-cell>
          <table:table-cell office:value-type="float" office:value="0.00163403" calcext:value-type="float">
            <text:p>0.00163403</text:p>
          </table:table-cell>
          <table:table-cell office:value-type="float" office:value="0.00000000001496" calcext:value-type="float">
            <text:p>1.50E-11</text:p>
          </table:table-cell>
          <table:table-cell office:value-type="float" office:value="0.72683454" calcext:value-type="float">
            <text:p>0.72683454</text:p>
          </table:table-cell>
          <table:table-cell office:value-type="float" office:value="0.27153143" calcext:value-type="float">
            <text:p>0.271531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1250114" calcext:value-type="float">
            <text:p>0.51250114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3943971" calcext:value-type="float">
            <text:p>0.03943971</text:p>
          </table:table-cell>
          <table:table-cell office:value-type="float" office:value="0.44496915" calcext:value-type="float">
            <text:p>0.44496915</text:p>
          </table:table-cell>
          <table:table-cell office:value-type="float" office:value="0.00304295" calcext:value-type="float">
            <text:p>0.00304295</text:p>
          </table:table-cell>
          <table:table-cell office:value-type="float" office:value="0.61091647" calcext:value-type="float">
            <text:p>0.61091647</text:p>
          </table:table-cell>
          <table:table-cell office:value-type="float" office:value="0.000000000005449" calcext:value-type="float">
            <text:p>5.45E-12</text:p>
          </table:table-cell>
          <table:table-cell office:value-type="float" office:value="0.38604058" calcext:value-type="float">
            <text:p>0.38604058</text:p>
          </table:table-cell>
          <table:table-cell office:value-type="float" office:value="0.00153673" calcext:value-type="float">
            <text:p>0.00153673</text:p>
          </table:table-cell>
          <table:table-cell office:value-type="float" office:value="0.00000000001442" calcext:value-type="float">
            <text:p>1.44E-11</text:p>
          </table:table-cell>
          <table:table-cell office:value-type="float" office:value="0.70445592" calcext:value-type="float">
            <text:p>0.70445592</text:p>
          </table:table-cell>
          <table:table-cell office:value-type="float" office:value="0.29400734" calcext:value-type="float">
            <text:p>0.294007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79042" calcext:value-type="float">
            <text:p>0.479042</text:p>
          </table:table-cell>
          <table:table-cell office:value-type="float" office:value="0.0029583" calcext:value-type="float">
            <text:p>0.0029583</text:p>
          </table:table-cell>
          <table:table-cell office:value-type="float" office:value="0.03792365" calcext:value-type="float">
            <text:p>0.03792365</text:p>
          </table:table-cell>
          <table:table-cell office:value-type="float" office:value="0.48007604" calcext:value-type="float">
            <text:p>0.48007604</text:p>
          </table:table-cell>
          <table:table-cell office:value-type="float" office:value="0.00283233" calcext:value-type="float">
            <text:p>0.00283233</text:p>
          </table:table-cell>
          <table:table-cell office:value-type="float" office:value="0.58242066" calcext:value-type="float">
            <text:p>0.58242066</text:p>
          </table:table-cell>
          <table:table-cell office:value-type="float" office:value="0.000000000005218" calcext:value-type="float">
            <text:p>5.22E-12</text:p>
          </table:table-cell>
          <table:table-cell office:value-type="float" office:value="0.41474701" calcext:value-type="float">
            <text:p>0.41474701</text:p>
          </table:table-cell>
          <table:table-cell office:value-type="float" office:value="0.00144215" calcext:value-type="float">
            <text:p>0.00144215</text:p>
          </table:table-cell>
          <table:table-cell office:value-type="float" office:value="0.00000000001386" calcext:value-type="float">
            <text:p>1.39E-11</text:p>
          </table:table-cell>
          <table:table-cell office:value-type="float" office:value="0.68008558" calcext:value-type="float">
            <text:p>0.68008558</text:p>
          </table:table-cell>
          <table:table-cell office:value-type="float" office:value="0.31847227" calcext:value-type="float">
            <text:p>0.31847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4497782" calcext:value-type="float">
            <text:p>0.44497782</text:p>
          </table:table-cell>
          <table:table-cell office:value-type="float" office:value="0.00281357" calcext:value-type="float">
            <text:p>0.00281357</text:p>
          </table:table-cell>
          <table:table-cell office:value-type="float" office:value="0.0361736" calcext:value-type="float">
            <text:p>0.0361736</text:p>
          </table:table-cell>
          <table:table-cell office:value-type="float" office:value="0.51603501" calcext:value-type="float">
            <text:p>0.51603501</text:p>
          </table:table-cell>
          <table:table-cell office:value-type="float" office:value="0.00262471" calcext:value-type="float">
            <text:p>0.00262471</text:p>
          </table:table-cell>
          <table:table-cell office:value-type="float" office:value="0.5526166" calcext:value-type="float">
            <text:p>0.5526166</text:p>
          </table:table-cell>
          <table:table-cell office:value-type="float" office:value="0.000000000004965" calcext:value-type="float">
            <text:p>4.97E-12</text:p>
          </table:table-cell>
          <table:table-cell office:value-type="float" office:value="0.44475869" calcext:value-type="float">
            <text:p>0.44475869</text:p>
          </table:table-cell>
          <table:table-cell office:value-type="float" office:value="0.0013499" calcext:value-type="float">
            <text:p>0.0013499</text:p>
          </table:table-cell>
          <table:table-cell office:value-type="float" office:value="0.00000000001328" calcext:value-type="float">
            <text:p>1.33E-11</text:p>
          </table:table-cell>
          <table:table-cell office:value-type="float" office:value="0.65369069" calcext:value-type="float">
            <text:p>0.65369069</text:p>
          </table:table-cell>
          <table:table-cell office:value-type="float" office:value="0.34495941" calcext:value-type="float">
            <text:p>0.344959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064572" calcext:value-type="float">
            <text:p>0.41064572</text:p>
          </table:table-cell>
          <table:table-cell office:value-type="float" office:value="0.00265755" calcext:value-type="float">
            <text:p>0.00265755</text:p>
          </table:table-cell>
          <table:table-cell office:value-type="float" office:value="0.03421814" calcext:value-type="float">
            <text:p>0.03421814</text:p>
          </table:table-cell>
          <table:table-cell office:value-type="float" office:value="0.55247859" calcext:value-type="float">
            <text:p>0.55247859</text:p>
          </table:table-cell>
          <table:table-cell office:value-type="float" office:value="0.00242083" calcext:value-type="float">
            <text:p>0.00242083</text:p>
          </table:table-cell>
          <table:table-cell office:value-type="float" office:value="0.5216786" calcext:value-type="float">
            <text:p>0.5216786</text:p>
          </table:table-cell>
          <table:table-cell office:value-type="float" office:value="0.000000000004694" calcext:value-type="float">
            <text:p>4.69E-12</text:p>
          </table:table-cell>
          <table:table-cell office:value-type="float" office:value="0.47590057" calcext:value-type="float">
            <text:p>0.47590057</text:p>
          </table:table-cell>
          <table:table-cell office:value-type="float" office:value="0.00125971" calcext:value-type="float">
            <text:p>0.00125971</text:p>
          </table:table-cell>
          <table:table-cell office:value-type="float" office:value="0.00000000001268" calcext:value-type="float">
            <text:p>1.27E-11</text:p>
          </table:table-cell>
          <table:table-cell office:value-type="float" office:value="0.62528143" calcext:value-type="float">
            <text:p>0.62528143</text:p>
          </table:table-cell>
          <table:table-cell office:value-type="float" office:value="0.37345886" calcext:value-type="float">
            <text:p>0.373458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640966" calcext:value-type="float">
            <text:p>0.37640966</text:p>
          </table:table-cell>
          <table:table-cell office:value-type="float" office:value="0.00249238" calcext:value-type="float">
            <text:p>0.00249238</text:p>
          </table:table-cell>
          <table:table-cell office:value-type="float" office:value="0.03209259" calcext:value-type="float">
            <text:p>0.03209259</text:p>
          </table:table-cell>
          <table:table-cell office:value-type="float" office:value="0.58900538" calcext:value-type="float">
            <text:p>0.58900538</text:p>
          </table:table-cell>
          <table:table-cell office:value-type="float" office:value="0.00222159" calcext:value-type="float">
            <text:p>0.00222159</text:p>
          </table:table-cell>
          <table:table-cell office:value-type="float" office:value="0.48982408" calcext:value-type="float">
            <text:p>0.48982408</text:p>
          </table:table-cell>
          <table:table-cell office:value-type="float" office:value="0.000000000004408" calcext:value-type="float">
            <text:p>4.41E-12</text:p>
          </table:table-cell>
          <table:table-cell office:value-type="float" office:value="0.50795434" calcext:value-type="float">
            <text:p>0.50795434</text:p>
          </table:table-cell>
          <table:table-cell office:value-type="float" office:value="0.00117138" calcext:value-type="float">
            <text:p>0.00117138</text:p>
          </table:table-cell>
          <table:table-cell office:value-type="float" office:value="0.00000000001207" calcext:value-type="float">
            <text:p>1.21E-11</text:p>
          </table:table-cell>
          <table:table-cell office:value-type="float" office:value="0.59492103" calcext:value-type="float">
            <text:p>0.59492103</text:p>
          </table:table-cell>
          <table:table-cell office:value-type="float" office:value="0.40390759" calcext:value-type="float">
            <text:p>0.403907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264532" calcext:value-type="float">
            <text:p>0.34264532</text:p>
          </table:table-cell>
          <table:table-cell office:value-type="float" office:value="0.0023205" calcext:value-type="float">
            <text:p>0.0023205</text:p>
          </table:table-cell>
          <table:table-cell office:value-type="float" office:value="0.02983752" calcext:value-type="float">
            <text:p>0.02983752</text:p>
          </table:table-cell>
          <table:table-cell office:value-type="float" office:value="0.62519666" calcext:value-type="float">
            <text:p>0.62519666</text:p>
          </table:table-cell>
          <table:table-cell office:value-type="float" office:value="0.00202792" calcext:value-type="float">
            <text:p>0.00202792</text:p>
          </table:table-cell>
          <table:table-cell office:value-type="float" office:value="0.45731039" calcext:value-type="float">
            <text:p>0.45731039</text:p>
          </table:table-cell>
          <table:table-cell office:value-type="float" office:value="0.000000000004109" calcext:value-type="float">
            <text:p>4.11E-12</text:p>
          </table:table-cell>
          <table:table-cell office:value-type="float" office:value="0.54066169" calcext:value-type="float">
            <text:p>0.54066169</text:p>
          </table:table-cell>
          <table:table-cell office:value-type="float" office:value="0.00108485" calcext:value-type="float">
            <text:p>0.00108485</text:p>
          </table:table-cell>
          <table:table-cell office:value-type="float" office:value="0.00000000001143" calcext:value-type="float">
            <text:p>1.14E-11</text:p>
          </table:table-cell>
          <table:table-cell office:value-type="float" office:value="0.56273495" calcext:value-type="float">
            <text:p>0.56273495</text:p>
          </table:table-cell>
          <table:table-cell office:value-type="float" office:value="0.4361802" calcext:value-type="float">
            <text:p>0.43618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0972313" calcext:value-type="float">
            <text:p>0.30972313</text:p>
          </table:table-cell>
          <table:table-cell office:value-type="float" office:value="0.00214456" calcext:value-type="float">
            <text:p>0.00214456</text:p>
          </table:table-cell>
          <table:table-cell office:value-type="float" office:value="0.02749696" calcext:value-type="float">
            <text:p>0.02749696</text:p>
          </table:table-cell>
          <table:table-cell office:value-type="float" office:value="0.66063536" calcext:value-type="float">
            <text:p>0.66063536</text:p>
          </table:table-cell>
          <table:table-cell office:value-type="float" office:value="0.00184084" calcext:value-type="float">
            <text:p>0.00184084</text:p>
          </table:table-cell>
          <table:table-cell office:value-type="float" office:value="0.42442869" calcext:value-type="float">
            <text:p>0.42442869</text:p>
          </table:table-cell>
          <table:table-cell office:value-type="float" office:value="0.000000000003803" calcext:value-type="float">
            <text:p>3.80E-12</text:p>
          </table:table-cell>
          <table:table-cell office:value-type="float" office:value="0.57373047" calcext:value-type="float">
            <text:p>0.57373047</text:p>
          </table:table-cell>
          <table:table-cell office:value-type="float" office:value="0.00100014" calcext:value-type="float">
            <text:p>0.00100014</text:p>
          </table:table-cell>
          <table:table-cell office:value-type="float" office:value="0.00000000001077" calcext:value-type="float">
            <text:p>1.08E-11</text:p>
          </table:table-cell>
          <table:table-cell office:value-type="float" office:value="0.52891788" calcext:value-type="float">
            <text:p>0.52891788</text:p>
          </table:table-cell>
          <table:table-cell office:value-type="float" office:value="0.47008198" calcext:value-type="float">
            <text:p>0.470081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7799101" calcext:value-type="float">
            <text:p>0.27799101</text:p>
          </table:table-cell>
          <table:table-cell office:value-type="float" office:value="0.00196728" calcext:value-type="float">
            <text:p>0.00196728</text:p>
          </table:table-cell>
          <table:table-cell office:value-type="float" office:value="0.0251162" calcext:value-type="float">
            <text:p>0.0251162</text:p>
          </table:table-cell>
          <table:table-cell office:value-type="float" office:value="0.69492551" calcext:value-type="float">
            <text:p>0.69492551</text:p>
          </table:table-cell>
          <table:table-cell office:value-type="float" office:value="0.00166137" calcext:value-type="float">
            <text:p>0.00166137</text:p>
          </table:table-cell>
          <table:table-cell office:value-type="float" office:value="0.39149505" calcext:value-type="float">
            <text:p>0.39149505</text:p>
          </table:table-cell>
          <table:table-cell office:value-type="float" office:value="0.000000000003493" calcext:value-type="float">
            <text:p>3.49E-12</text:p>
          </table:table-cell>
          <table:table-cell office:value-type="float" office:value="0.60684358" calcext:value-type="float">
            <text:p>0.60684358</text:p>
          </table:table-cell>
          <table:table-cell office:value-type="float" office:value="0.00091739" calcext:value-type="float">
            <text:p>0.00091739</text:p>
          </table:table-cell>
          <table:table-cell office:value-type="float" office:value="0.0000000000101" calcext:value-type="float">
            <text:p>1.01E-11</text:p>
          </table:table-cell>
          <table:table-cell office:value-type="float" office:value="0.49373715" calcext:value-type="float">
            <text:p>0.49373715</text:p>
          </table:table-cell>
          <table:table-cell office:value-type="float" office:value="0.50534546" calcext:value-type="float">
            <text:p>0.505345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4775861" calcext:value-type="float">
            <text:p>0.24775861</text:p>
          </table:table-cell>
          <table:table-cell office:value-type="float" office:value="0.00179135" calcext:value-type="float">
            <text:p>0.00179135</text:p>
          </table:table-cell>
          <table:table-cell office:value-type="float" office:value="0.02273962" calcext:value-type="float">
            <text:p>0.02273962</text:p>
          </table:table-cell>
          <table:table-cell office:value-type="float" office:value="0.72771042" calcext:value-type="float">
            <text:p>0.72771042</text:p>
          </table:table-cell>
          <table:table-cell office:value-type="float" office:value="0.00149047" calcext:value-type="float">
            <text:p>0.00149047</text:p>
          </table:table-cell>
          <table:table-cell office:value-type="float" office:value="0.35883914" calcext:value-type="float">
            <text:p>0.35883914</text:p>
          </table:table-cell>
          <table:table-cell office:value-type="float" office:value="0.000000000003183" calcext:value-type="float">
            <text:p>3.18E-12</text:p>
          </table:table-cell>
          <table:table-cell office:value-type="float" office:value="0.63967039" calcext:value-type="float">
            <text:p>0.63967039</text:p>
          </table:table-cell>
          <table:table-cell office:value-type="float" office:value="0.00083685" calcext:value-type="float">
            <text:p>0.00083685</text:p>
          </table:table-cell>
          <table:table-cell office:value-type="float" office:value="0.000000000009414" calcext:value-type="float">
            <text:p>9.41E-12</text:p>
          </table:table-cell>
          <table:table-cell office:value-type="float" office:value="0.45753113" calcext:value-type="float">
            <text:p>0.45753113</text:p>
          </table:table-cell>
          <table:table-cell office:value-type="float" office:value="0.54163202" calcext:value-type="float">
            <text:p>0.541632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1928448" calcext:value-type="float">
            <text:p>0.21928448</text:p>
          </table:table-cell>
          <table:table-cell office:value-type="float" office:value="0.00161928" calcext:value-type="float">
            <text:p>0.00161928</text:p>
          </table:table-cell>
          <table:table-cell office:value-type="float" office:value="0.02040857" calcext:value-type="float">
            <text:p>0.02040857</text:p>
          </table:table-cell>
          <table:table-cell office:value-type="float" office:value="0.75868768" calcext:value-type="float">
            <text:p>0.75868768</text:p>
          </table:table-cell>
          <table:table-cell office:value-type="float" office:value="0.00132903" calcext:value-type="float">
            <text:p>0.00132903</text:p>
          </table:table-cell>
          <table:table-cell office:value-type="float" office:value="0.32679128" calcext:value-type="float">
            <text:p>0.32679128</text:p>
          </table:table-cell>
          <table:table-cell office:value-type="float" office:value="0.000000000002878" calcext:value-type="float">
            <text:p>2.88E-12</text:p>
          </table:table-cell>
          <table:table-cell office:value-type="float" office:value="0.6718797" calcext:value-type="float">
            <text:p>0.6718797</text:p>
          </table:table-cell>
          <table:table-cell office:value-type="float" office:value="0.00075885" calcext:value-type="float">
            <text:p>0.00075885</text:p>
          </table:table-cell>
          <table:table-cell office:value-type="float" office:value="0.000000000008719" calcext:value-type="float">
            <text:p>8.72E-12</text:p>
          </table:table-cell>
          <table:table-cell office:value-type="float" office:value="0.4207017" calcext:value-type="float">
            <text:p>0.4207017</text:p>
          </table:table-cell>
          <table:table-cell office:value-type="float" office:value="0.57853946" calcext:value-type="float">
            <text:p>0.578539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9276723" calcext:value-type="float">
            <text:p>0.19276723</text:p>
          </table:table-cell>
          <table:table-cell office:value-type="float" office:value="0.00145329" calcext:value-type="float">
            <text:p>0.00145329</text:p>
          </table:table-cell>
          <table:table-cell office:value-type="float" office:value="0.01815964" calcext:value-type="float">
            <text:p>0.01815964</text:p>
          </table:table-cell>
          <table:table-cell office:value-type="float" office:value="0.78761985" calcext:value-type="float">
            <text:p>0.78761985</text:p>
          </table:table-cell>
          <table:table-cell office:value-type="float" office:value="0.00117778" calcext:value-type="float">
            <text:p>0.00117778</text:p>
          </table:table-cell>
          <table:table-cell office:value-type="float" office:value="0.29566892" calcext:value-type="float">
            <text:p>0.29566892</text:p>
          </table:table-cell>
          <table:table-cell office:value-type="float" office:value="0.000000000002582" calcext:value-type="float">
            <text:p>2.58E-12</text:p>
          </table:table-cell>
          <table:table-cell office:value-type="float" office:value="0.7031533" calcext:value-type="float">
            <text:p>0.7031533</text:p>
          </table:table-cell>
          <table:table-cell office:value-type="float" office:value="0.00068376" calcext:value-type="float">
            <text:p>0.00068376</text:p>
          </table:table-cell>
          <table:table-cell office:value-type="float" office:value="0.000000000008021" calcext:value-type="float">
            <text:p>8.02E-12</text:p>
          </table:table-cell>
          <table:table-cell office:value-type="float" office:value="0.38370033" calcext:value-type="float">
            <text:p>0.38370033</text:p>
          </table:table-cell>
          <table:table-cell office:value-type="float" office:value="0.61561592" calcext:value-type="float">
            <text:p>0.615615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6834142" calcext:value-type="float">
            <text:p>0.16834142</text:p>
          </table:table-cell>
          <table:table-cell office:value-type="float" office:value="0.00129526" calcext:value-type="float">
            <text:p>0.00129526</text:p>
          </table:table-cell>
          <table:table-cell office:value-type="float" office:value="0.01602335" calcext:value-type="float">
            <text:p>0.01602335</text:p>
          </table:table-cell>
          <table:table-cell office:value-type="float" office:value="0.81433996" calcext:value-type="float">
            <text:p>0.81433996</text:p>
          </table:table-cell>
          <table:table-cell office:value-type="float" office:value="0.0010373" calcext:value-type="float">
            <text:p>0.0010373</text:p>
          </table:table-cell>
          <table:table-cell office:value-type="float" office:value="0.26576367" calcext:value-type="float">
            <text:p>0.26576367</text:p>
          </table:table-cell>
          <table:table-cell office:value-type="float" office:value="0.000000000002298" calcext:value-type="float">
            <text:p>2.30E-12</text:p>
          </table:table-cell>
          <table:table-cell office:value-type="float" office:value="0.73319903" calcext:value-type="float">
            <text:p>0.73319903</text:p>
          </table:table-cell>
          <table:table-cell office:value-type="float" office:value="0.00061201" calcext:value-type="float">
            <text:p>0.00061201</text:p>
          </table:table-cell>
          <table:table-cell office:value-type="float" office:value="0.000000000007327" calcext:value-type="float">
            <text:p>7.33E-12</text:p>
          </table:table-cell>
          <table:table-cell office:value-type="float" office:value="0.34700832" calcext:value-type="float">
            <text:p>0.34700832</text:p>
          </table:table-cell>
          <table:table-cell office:value-type="float" office:value="0.65237967" calcext:value-type="float">
            <text:p>0.652379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60779" calcext:value-type="float">
            <text:p>0.1460779</text:p>
          </table:table-cell>
          <table:table-cell office:value-type="float" office:value="0.00114669" calcext:value-type="float">
            <text:p>0.00114669</text:p>
          </table:table-cell>
          <table:table-cell office:value-type="float" office:value="0.01402344" calcext:value-type="float">
            <text:p>0.01402344</text:p>
          </table:table-cell>
          <table:table-cell office:value-type="float" office:value="0.83875198" calcext:value-type="float">
            <text:p>0.83875198</text:p>
          </table:table-cell>
          <table:table-cell office:value-type="float" office:value="0.00090796" calcext:value-type="float">
            <text:p>0.00090796</text:p>
          </table:table-cell>
          <table:table-cell office:value-type="float" office:value="0.23732993" calcext:value-type="float">
            <text:p>0.23732993</text:p>
          </table:table-cell>
          <table:table-cell office:value-type="float" office:value="0.000000000002028" calcext:value-type="float">
            <text:p>2.03E-12</text:p>
          </table:table-cell>
          <table:table-cell office:value-type="float" office:value="0.7617621" calcext:value-type="float">
            <text:p>0.7617621</text:p>
          </table:table-cell>
          <table:table-cell office:value-type="float" office:value="0.00054404" calcext:value-type="float">
            <text:p>0.00054404</text:p>
          </table:table-cell>
          <table:table-cell office:value-type="float" office:value="0.000000000006645" calcext:value-type="float">
            <text:p>6.65E-12</text:p>
          </table:table-cell>
          <table:table-cell office:value-type="float" office:value="0.3111127" calcext:value-type="float">
            <text:p>0.3111127</text:p>
          </table:table-cell>
          <table:table-cell office:value-type="float" office:value="0.68834326" calcext:value-type="float">
            <text:p>0.688343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598806" calcext:value-type="float">
            <text:p>0.12598806</text:p>
          </table:table-cell>
          <table:table-cell office:value-type="float" office:value="0.00100862" calcext:value-type="float">
            <text:p>0.00100862</text:p>
          </table:table-cell>
          <table:table-cell office:value-type="float" office:value="0.0121766" calcext:value-type="float">
            <text:p>0.0121766</text:p>
          </table:table-cell>
          <table:table-cell office:value-type="float" office:value="0.86082672" calcext:value-type="float">
            <text:p>0.86082672</text:p>
          </table:table-cell>
          <table:table-cell office:value-type="float" office:value="0.00078993" calcext:value-type="float">
            <text:p>0.00078993</text:p>
          </table:table-cell>
          <table:table-cell office:value-type="float" office:value="0.21057622" calcext:value-type="float">
            <text:p>0.21057622</text:p>
          </table:table-cell>
          <table:table-cell office:value-type="float" office:value="0.000000000001777" calcext:value-type="float">
            <text:p>1.78E-12</text:p>
          </table:table-cell>
          <table:table-cell office:value-type="float" office:value="0.78863385" calcext:value-type="float">
            <text:p>0.78863385</text:p>
          </table:table-cell>
          <table:table-cell office:value-type="float" office:value="0.00048023" calcext:value-type="float">
            <text:p>0.00048023</text:p>
          </table:table-cell>
          <table:table-cell office:value-type="float" office:value="0.000000000005982" calcext:value-type="float">
            <text:p>5.98E-12</text:p>
          </table:table-cell>
          <table:table-cell office:value-type="float" office:value="0.27648021" calcext:value-type="float">
            <text:p>0.27648021</text:p>
          </table:table-cell>
          <table:table-cell office:value-type="float" office:value="0.72303956" calcext:value-type="float">
            <text:p>0.723039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3:01.005000000</meta:creation-date>
    <dc:date>2023-11-20T13:53:56.536000000</dc:date>
    <meta:editing-duration>PT58S</meta:editing-duration>
    <meta:editing-cycles>1</meta:editing-cycles>
    <meta:document-statistic meta:table-count="1" meta:cell-count="629" meta:object-count="0"/>
    <meta:generator>LibreOffice/6.1.6.3$Windows_X86_64 LibreOffice_project/5896ab1714085361c45cf540f76f60673dd96a72</meta:generator>
  </office:meta>
</office:document-meta>
</file>